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1ER TEMPS :</text:p>
      <text:p text:style-name="Standard">Logo : Vectorisé + pdf</text:p>
      <text:p text:style-name="Standard"/>
      <text:p text:style-name="Standard"><text:tab/><text:tab/><text:tab/><text:tab/><text:tab/><text:tab/>VISUEL</text:p>
      <text:p text:style-name="Standard">Streetwear</text:p>
      <text:p text:style-name="Standard">tshirt homme femme polo survet casquettes bagageries sacoches portes monnaies shorts</text:p>
      <text:p text:style-name="Standard"/>
      <text:p text:style-name="Standard">tshirt</text:p>
      <text:p text:style-name="Standard"><text:s/></text:p>
      <text:p text:style-name="Standard">créer Visuel :</text:p>
      <text:p text:style-name="Standard">T-shirt :</text:p>
      <text:p text:style-name="Standard"/>
      <text:p text:style-name="Standard">avant</text:p>
      <text:p text:style-name="Standard">logo</text:p>
      <text:p text:style-name="Standard"/>
      <text:p text:style-name="Standard">arriere :</text:p>
      <text:p text:style-name="Standard">clé jumelées trésor </text:p>
      <text:p text:style-name="Standard">plus paillettes</text:p>
      <text:p text:style-name="Standard"/>
      <text:p text:style-name="Standard">manches </text:p>
      <text:p text:style-name="Standard">royaume uk</text:p>
      <text:p text:style-name="Standard"/>
      <text:p text:style-name="Standard"/>
      <text:p text:style-name="Standard"/>
      <text:p text:style-name="Standard"><text:tab/><text:tab/><text:tab/><text:tab/><text:tab/><text:tab/>SITE WEB</text:p>
      <text:p text:style-name="Standard"/>
      <text:p text:style-name="Standard">2EME TEMPS :</text:p>
      <text:p text:style-name="Standard">CREER CONTENU </text:p>
      <text:p text:style-name="Standard">MOYEN DE PAIEMENT</text:p>
      <text:p text:style-name="Standard"/>
      <text:p text:style-name="Standard">3EME TEMPS :</text:p>
      <text:p text:style-name="Standard">CREER RESEAUX SOCIAUX</text:p>
      <text:p text:style-name="Standard">CREER FLYERS</text:p>
      <text:p text:style-name="Standard"/>
      <text:p text:style-name="Standard"/>
      <text:p text:style-name="Standard">recuperer mail </text:p>
      <text:p text:style-name="Standard">recuperer maquette parfums</text:p>
      <text:p text:style-name="Standard">etablir prix</text:p>
      <text:p text:style-name="Standard">créer cahier des charges</text:p>
      <text:p text:style-name="Standard">mettre au point cahier des charg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07-18T13:22:32.14</meta:creation-date>
    <dc:date>2017-07-18T13:41:41.69</dc:date>
    <meta:editing-duration>PT1M19S</meta:editing-duration>
    <meta:editing-cycles>4</meta:editing-cycles>
    <meta:generator>OpenOffice/4.1.3$Win32 OpenOffice.org_project/413m1$Build-9783</meta:generator>
    <meta:document-statistic meta:table-count="0" meta:image-count="0" meta:object-count="0" meta:page-count="1" meta:paragraph-count="28" meta:word-count="74" meta:character-count="453"/>
  </office:meta>
</office:document-meta>
</file>